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50%" draw:opacity="20%" draw:textarea-horizontal-align="justify" draw:textarea-vertical-align="middle" draw:auto-grow-height="false" fo:min-height="13.275cm" fo:min-width="13.025cm"/>
    </style:style>
    <style:style style:name="gr2" style:family="graphic" style:parent-style-name="standard">
      <style:graphic-properties svg:stroke-opacity="50%" draw:opacity="20%" draw:textarea-horizontal-align="justify" draw:textarea-vertical-align="middle" draw:auto-grow-height="false" fo:min-height="10.9cm" fo:min-width="13cm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placing="below"/>
      <style:paragraph-properties style:writing-mode="lr-tb"/>
    </style:style>
    <style:style style:name="gr5" style:family="graphic" style:parent-style-name="standard">
      <style:graphic-properties svg:stroke-color="#000000" draw:fill-color="#ff6d6d" draw:opacity="70%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7" style:family="graphic" style:parent-style-name="standard">
      <style:graphic-properties svg:stroke-color="#000000" draw:fill-color="#ffff38" draw:opacity="70%" draw:textarea-horizontal-align="justify" draw:textarea-vertical-align="middle" draw:auto-grow-height="false" fo:min-height="1.75cm" fo:min-width="2cm"/>
    </style:style>
    <style:style style:name="gr8" style:family="graphic" style:parent-style-name="standard">
      <style:graphic-properties svg:stroke-color="#000000" draw:fill-color="#77bc65" draw:opacity="85%" draw:textarea-horizontal-align="justify" draw:textarea-vertical-align="middle" draw:auto-grow-height="false" fo:min-height="2.9cm" fo:min-width="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21" style:family="graphic" style:parent-style-name="standard">
      <style:graphic-properties svg:stroke-width="0.212cm" svg:stroke-color="#000000" draw:marker-start-width="0.515cm" draw:marker-end-width="0.515cm" svg:stroke-opacity="100%" draw:opacity="0%" draw:textarea-horizontal-align="justify" draw:textarea-vertical-align="middle" draw:auto-grow-height="false" fo:min-height="9.563cm" fo:min-width="9.349cm" fo:padding-top="0.228cm" fo:padding-bottom="0.228cm" fo:padding-left="0.353cm" fo:padding-right="0.353cm"/>
    </style:style>
    <style:style style:name="gr22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30" style:family="graphic" style:parent-style-name="standard" style:list-style-name="L1">
      <style:graphic-properties svg:stroke-color="#000000" draw:fill-color="#ff6d6d" draw:opacity="70%" draw:textarea-horizontal-align="justify" draw:textarea-vertical-align="middle" draw:auto-grow-height="false" fo:min-height="1.75cm" fo:min-width="1.5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ffff38" draw:opacity="70%" draw:textarea-horizontal-align="justify" draw:textarea-vertical-align="middle" draw:auto-grow-height="false" fo:min-height="1.75cm" fo:min-width="2cm"/>
      <style:paragraph-properties style:writing-mode="lr-tb"/>
    </style:style>
    <style:style style:name="gr32" style:family="graphic" style:parent-style-name="standard">
      <style:graphic-properties svg:stroke-width="0.212cm" svg:stroke-color="#000000" draw:marker-start-width="0.517cm" draw:marker-end-width="0.517cm" svg:stroke-opacity="100%" draw:opacity="0%" draw:textarea-horizontal-align="justify" draw:textarea-vertical-align="middle" draw:auto-grow-height="false" fo:min-height="12.179cm" fo:min-width="11.859cm" fo:padding-top="0.23cm" fo:padding-bottom="0.23cm" fo:padding-left="0.355cm" fo:padding-right="0.355cm"/>
    </style:style>
    <style:style style:name="gr33" style:family="graphic" style:parent-style-name="objectwithoutfill">
      <style:graphic-properties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opacity="2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6d6d" draw:opacity="7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ffff38" draw:opacity="70%"/>
      <style:paragraph-properties fo:text-align="center"/>
    </style:style>
    <style:style style:name="P8" style:family="paragraph"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-color="#77bc65" draw:opacity="85%"/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ff6d6d" draw:opacity="7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fff38" draw:opacity="70%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77bc65" draw:opacity="85%"/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25cm" svg:height="13.525cm" svg:x="4.725cm" svg:y="4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25cm" svg:height="13.525cm" svg:x="19.55cm" svg:y="4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cm" svg:height="11.15cm" svg:x="16cm" svg:y="5.35cm">
          <text:p/>
          <draw:enhanced-geometry svg:viewBox="0 0 21600 21600" draw:type="rectangle" draw:enhanced-path="M 0 0 L 21600 0 21600 21600 0 21600 0 0 Z N"/>
        </draw:custom-shape>
        <draw:measure draw:style-name="gr3" draw:text-style-name="P2" draw:layer="measurelines" svg:x1="16cm" svg:y1="5.35cm" svg:x2="29.5cm" svg:y2="5.35cm">
          <text:p text:style-name="P2">135mm</text:p>
        </draw:measure>
        <draw:measure draw:style-name="gr4" draw:text-style-name="P3" draw:layer="measurelines" svg:x1="16cm" svg:y1="5.35cm" svg:x2="16cm" svg:y2="16.5cm">
          <text:p text:style-name="P3"><text:span text:style-name="T1">111,5mm</text:span></text:p>
        </draw:measure>
        <draw:custom-shape draw:style-name="gr5" draw:text-style-name="P4" draw:layer="layout" svg:width="2cm" svg:height="2cm" svg:x="15.25cm" svg:y="23.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cm" svg:height="1.115cm" svg:x="15.25cm" svg:y="24.135cm">
          <draw:text-box>
            <text:p text:style-name="P5"><text:span text:style-name="T2">Sensing area</text:span></text:p>
          </draw:text-box>
        </draw:frame>
        <draw:custom-shape draw:style-name="gr7" draw:text-style-name="P7" draw:layer="layout" svg:width="2.5cm" svg:height="2cm" svg:x="15cm" svg:y="25.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5cm" svg:height="1.115cm" svg:x="15cm" svg:y="26.135cm">
          <draw:text-box>
            <text:p text:style-name="P5"><text:span text:style-name="T2">Connector stubs</text:span></text:p>
          </draw:text-box>
        </draw:frame>
        <draw:custom-shape draw:style-name="gr5" draw:text-style-name="P4" draw:layer="layout" svg:width="2cm" svg:height="2cm" draw:transform="rotate (1.5707963267949) translate (16cm 12.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18cm 12.3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19.5cm" svg:y="24.35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20cm" svg:y="9.35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29.5cm 10.09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27.5cm 9.8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20.25cm" svg:y="5.3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cm" svg:height="1.115cm" svg:x="20.25cm" svg:y="5.735cm">
          <draw:text-box>
            <text:p text:style-name="P5"><text:span text:style-name="T2">Sensing area</text:span></text:p>
          </draw:text-box>
        </draw:frame>
        <draw:custom-shape draw:style-name="gr7" draw:text-style-name="P7" draw:layer="layout" svg:width="2.5cm" svg:height="2cm" svg:x="20cm" svg:y="7.3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5cm" svg:height="1.115cm" svg:x="20cm" svg:y="7.735cm">
          <draw:text-box>
            <text:p text:style-name="P5"><text:span text:style-name="T2">Connector stubs</text:span></text:p>
          </draw:text-box>
        </draw:frame>
        <draw:custom-shape draw:style-name="gr5" draw:text-style-name="P4" draw:layer="layout" svg:width="2cm" svg:height="2cm" svg:x="23.25cm" svg:y="5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23cm" svg:y="7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22.25cm 16.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22.5cm 1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25.25cm 16.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25.5cm 1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46.75cm 20.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48.75cm 20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50.75cm" svg:y="18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60.25cm 18.54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58.25cm 18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1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50.75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4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53.75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3cm 25.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3.25cm 23.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6cm 25.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6.25cm 23.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53.75cm 13.4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55.75cm 13.66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57.75cm" svg:y="10.865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67.25cm 11.41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65.25cm 11.16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8cm" svg:y="6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57.75cm" svg:y="8.8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61cm" svg:y="6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60.75cm" svg:y="8.8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60cm 18.0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60.25cm 16.0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63cm 18.0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63.25cm 16.0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19.575cm 56.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21.575cm 5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23.575cm" svg:y="53.6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33.075cm 54.14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31.075cm 53.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2cm" svg:x="25.375cm" svg:y="48.35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cm" svg:height="2cm" svg:x="25.125cm" svg:y="50.35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0.785398163397448) translate (31.661cm 48.3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0.785398163397448) translate (30.07cm 49.58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27.375cm 61.8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27.625cm 59.8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2.35619449019234) translate (20.989cm 61.8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2.35619449019234) translate (22.58cm 60.61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60.75cm 20.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62.75cm 20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64.75cm" svg:y="18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74.25cm 18.54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72.25cm 18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6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64.75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68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67.75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67cm 25.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67.25cm 23.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70cm 25.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70.25cm 23.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53.75cm 27.6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55.75cm 27.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57.75cm" svg:y="25.1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67.25cm 25.64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65.25cm 2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8cm" svg:y="2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57.75cm" svg:y="2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61cm" svg:y="2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60.75cm" svg:y="2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60cm 32.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60.25cm 30.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63cm 32.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63.25cm 30.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44.796cm 88.2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46.796cm 88.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5cm" svg:height="3.15cm" svg:x="48.796cm" svg:y="85.67cm">
          <text:p text:style-name="P13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58.296cm 86.21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56.296cm 85.9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2cm" svg:x="50.596cm" svg:y="80.42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5cm" svg:height="2cm" svg:x="50.346cm" svg:y="82.42cm">
          <text:p text:style-name="P10"><text:span text:style-name="T2">Connector stu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2cm" draw:transform="rotate (-0.785398163397448) translate (56.882cm 80.4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0.785398163397448) translate (55.291cm 81.65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2.596cm 93.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2.846cm 91.9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2.35619449019234) translate (46.21cm 93.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2.35619449019234) translate (47.801cm 92.68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27.325cm 88.36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29.325cm 88.61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31.325cm" svg:y="85.812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40.825cm 86.36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38.825cm 86.11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cm" svg:height="2cm" svg:x="33.125cm" svg:y="80.562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2cm" svg:x="32.875cm" svg:y="82.562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0.785398163397448) translate (39.411cm 80.56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0.785398163397448) translate (37.82cm 81.79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35.125cm 94.06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35.375cm 92.06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2.35619449019234) translate (28.739cm 94.06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2.35619449019234) translate (30.33cm 92.8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4.725cm 56.11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6.725cm 56.36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8.725cm" svg:y="53.569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18.225cm 54.1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16.225cm 53.86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cm" svg:height="2cm" svg:x="10.525cm" svg:y="48.319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5cm" svg:height="2cm" svg:x="10.275cm" svg:y="50.319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0.785398163397448) translate (4.747cm 49.67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0.785398163397448) translate (5.984cm 51.26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12.525cm 61.81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12.775cm 59.8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2.35619449019235) translate (18.166cm 60.43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2.35619449019234) translate (16.929cm 58.84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36.075cm 96.91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38.075cm 97.16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40.075cm" svg:y="94.369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49.575cm 94.9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47.575cm 94.66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cm" svg:height="2cm" svg:x="41.875cm" svg:y="89.119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5cm" svg:height="2cm" svg:x="41.625cm" svg:y="91.119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0.785398163397448) translate (36.097cm 90.47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0.785398163397448) translate (37.334cm 92.06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43.875cm 102.61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44.125cm 100.6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2.35619449019235) translate (49.516cm 101.23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2.35619449019234) translate (48.279cm 99.64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36.075cm 79.58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38.075cm 79.83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40.075cm" svg:y="77.031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49.575cm 77.5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47.575cm 77.331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cm" svg:height="2cm" svg:x="41.875cm" svg:y="71.781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.5cm" svg:height="2cm" svg:x="41.625cm" svg:y="73.781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0.785398163397448) translate (36.097cm 73.13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0.785398163397448) translate (37.334cm 74.72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43.875cm 85.28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44.125cm 83.28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2.35619449019235) translate (49.516cm 83.89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2.35619449019234) translate (48.279cm 82.30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10.7cm" svg:y="30.4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-0.815cm 32.4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1.185cm 32.67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3.185cm" svg:y="29.675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10.685cm 30.1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3.435cm" svg:y="25.6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cm" svg:height="1.115cm" svg:x="3.435cm" svg:y="26.06cm">
          <draw:text-box>
            <text:p text:style-name="P5"><text:span text:style-name="T2">Sensing area</text:span></text:p>
          </draw:text-box>
        </draw:frame>
        <draw:custom-shape draw:style-name="gr7" draw:text-style-name="P7" draw:layer="layout" svg:width="2.5cm" svg:height="2cm" svg:x="3.185cm" svg:y="27.6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5cm" svg:height="1.115cm" svg:x="3.185cm" svg:y="28.06cm">
          <draw:text-box>
            <text:p text:style-name="P5"><text:span text:style-name="T2">Connector stubs</text:span></text:p>
          </draw:text-box>
        </draw:frame>
        <draw:custom-shape draw:style-name="gr5" draw:text-style-name="P4" draw:layer="layout" svg:width="2cm" svg:height="2cm" svg:x="6.435cm" svg:y="25.6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6.185cm" svg:y="27.6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.435cm 36.8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.685cm 34.8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8.435cm 36.8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8.685cm 34.8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8.265cm" svg:y="32.8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46.75cm 34.79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48.75cm 35.04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50.75cm" svg:y="32.25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58.25cm 32.54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1cm" svg:y="28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50.75cm" svg:y="30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4cm" svg:y="28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53.75cm" svg:y="30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3cm 39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3.25cm 37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6cm 39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6.25cm 37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1.265cm" svg:y="25.6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39.75cm 27.64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41.75cm 27.89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43.75cm" svg:y="25.1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51.25cm 25.39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44cm" svg:y="2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43.75cm" svg:y="2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47cm" svg:y="2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46.75cm" svg:y="2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46cm 32.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46.25cm 30.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49cm 32.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49.25cm 30.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1.25cm" svg:y="11.4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39.735cm 13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41.735cm 13.6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43.735cm" svg:y="10.85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51.235cm 11.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43.985cm" svg:y="6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43.735cm" svg:y="8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46.985cm" svg:y="6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46.735cm" svg:y="8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45.985cm 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46.235cm 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48.985cm 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49.235cm 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8.25cm" svg:y="4.3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46.735cm 6.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48.735cm 6.5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50.735cm" svg:y="3.75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58.235cm 4.0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0.985cm" svg:y="-0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50.73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53.985cm" svg:y="-0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53.73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2.985cm 10.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3.235cm 8.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5.985cm 10.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6.235cm 8.9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9.953cm" svg:height="9.917cm" draw:transform="skewX (-7.54689619935088E-017) rotate (0.785398163397448) translate (46.5cm 19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53.775cm 96.93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55.775cm 97.18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57.775cm" svg:y="94.382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67.275cm 94.93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65.275cm 94.68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cm" svg:height="2cm" svg:x="59.575cm" svg:y="89.132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5cm" svg:height="2cm" svg:x="59.325cm" svg:y="91.132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0.785398163397448) translate (53.797cm 90.48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0.785398163397448) translate (55.034cm 92.0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61.575cm 102.63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61.825cm 100.63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2.35619449019235) translate (67.216cm 101.24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2.35619449019234) translate (65.979cm 99.65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44.825cm 70.8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46.825cm 71.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48.825cm" svg:y="68.3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58.325cm 68.84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56.325cm 68.6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cm" svg:height="2cm" svg:x="50.625cm" svg:y="63.05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.5cm" svg:height="2cm" svg:x="50.375cm" svg:y="65.05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0.785398163397448) translate (56.911cm 63.0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0.785398163397448) translate (55.32cm 64.28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2.625cm 76.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2.875cm 74.5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2.35619449019234) translate (46.239cm 76.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2.35619449019234) translate (47.83cm 75.31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44.875cm 105.7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46.875cm 105.97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48.875cm" svg:y="103.175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58.375cm 103.72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56.375cm 103.475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cm" svg:height="2cm" svg:x="50.675cm" svg:y="97.925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5cm" svg:height="2cm" svg:x="50.425cm" svg:y="99.925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0.785398163397448) translate (56.961cm 97.9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0.785398163397448) translate (55.37cm 99.16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52.675cm 111.4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52.925cm 109.4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2.35619449019234) translate (46.289cm 111.4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2.35619449019234) translate (47.88cm 110.18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53.775cm 79.61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55.775cm 79.86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57.775cm" svg:y="77.069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67.275cm 77.6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65.275cm 77.369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cm" svg:height="2cm" svg:x="59.575cm" svg:y="71.819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.5cm" svg:height="2cm" svg:x="59.325cm" svg:y="73.819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0.785398163397448) translate (53.797cm 73.17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0.785398163397448) translate (55.034cm 74.76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61.575cm 85.31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61.825cm 83.3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2.35619449019235) translate (67.216cm 83.93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2.35619449019234) translate (65.979cm 82.34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1.5707963267949) translate (62.5cm 88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64.5cm 88.6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66.5cm" svg:y="85.85cm">
          <text:p text:style-name="P8"><text:span text:style-name="T3">Compute N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76cm 86.39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74cm 86.1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cm" svg:height="2cm" svg:x="68.3cm" svg:y="80.6cm">
          <text:p text:style-name="P10"><text:span text:style-name="T2">Sensing area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5cm" svg:height="2cm" svg:x="68.05cm" svg:y="82.6cm">
          <text:p text:style-name="P10"><text:span text:style-name="T2">Connector stub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0.785398163397448) translate (74.586cm 80.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0.785398163397448) translate (72.995cm 81.83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70.3cm 94.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70.55cm 92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2.35619449019234) translate (63.914cm 94.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2.35619449019234) translate (65.505cm 92.863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2.463cm" svg:height="12.533cm" draw:transform="rotate (0.785398163397448) translate (42.863cm 87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6" draw:layer="layout" svg:x1="54.875cm" svg:y1="83.85cm" svg:x2="52.925cm" svg:y2="85.8cm">
          <text:p/>
        </draw:line>
        <draw:line draw:style-name="gr33" draw:text-style-name="P16" draw:layer="layout" svg:x1="50.125cm" svg:y1="88.7cm" svg:x2="48.25cm" svg:y2="90.575cm">
          <text:p/>
        </draw:line>
        <draw:line draw:style-name="gr33" draw:text-style-name="P16" draw:layer="layout" svg:x1="51.6cm" svg:y1="84.275cm" svg:x2="51.575cm" svg:y2="85.875cm">
          <text:p/>
        </draw:line>
        <draw:line draw:style-name="gr33" draw:text-style-name="P16" draw:layer="layout" svg:x1="51.6cm" svg:y1="88.65cm" svg:x2="51.6cm" svg:y2="90.1cm">
          <text:p/>
        </draw:line>
        <draw:line draw:style-name="gr33" draw:text-style-name="P16" draw:layer="layout" svg:x1="54.85cm" svg:y1="87.2cm" svg:x2="53.775cm" svg:y2="87.2cm">
          <text:p/>
        </draw:line>
        <draw:line draw:style-name="gr33" draw:text-style-name="P16" draw:layer="layout" svg:x1="49.35cm" svg:y1="87.2cm" svg:x2="48.275cm" svg:y2="87.2cm">
          <text:p/>
        </draw:line>
        <draw:custom-shape draw:style-name="gr5" draw:text-style-name="P4" draw:layer="layout" svg:width="2cm" svg:height="2cm" draw:transform="rotate (1.5707963267949) translate (32.725cm 20.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1.5707963267949) translate (34.725cm 20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cm" svg:height="3.15cm" svg:x="36.725cm" svg:y="18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1.5707963267949) translate (46.225cm 18.54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1.5707963267949) translate (44.225cm 18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36.97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36.725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39.97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svg:x="39.725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38.975cm 25.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39.225cm 23.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draw:transform="rotate (-3.14159265358979) translate (41.975cm 25.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cm" svg:height="2cm" draw:transform="rotate (-3.14159265358979) translate (42.225cm 23.15cm)">
          <text:p/>
          <draw:enhanced-geometry svg:viewBox="0 0 21600 21600" draw:type="rectangle" draw:enhanced-path="M 0 0 L 21600 0 21600 21600 0 21600 0 0 Z N"/>
        </draw:custom-shape>
        <draw:measure draw:style-name="gr3" draw:text-style-name="P2" draw:layer="measurelines" svg:x1="4.75cm" svg:y1="48.4cm" svg:x2="18.25cm" svg:y2="48.4cm">
          <text:p text:style-name="P2">135mm</text:p>
        </draw:measure>
        <draw:measure draw:style-name="gr3" draw:text-style-name="P2" draw:layer="measurelines" svg:x1="4.825cm" svg:y1="61.8cm" svg:x2="4.825cm" svg:y2="48.3cm">
          <text:p text:style-name="P2">135mm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09T15:04:38.935395386</meta:creation-date>
    <dc:date>2025-09-09T18:59:18.886746798</dc:date>
    <meta:editing-duration>PT32M55S</meta:editing-duration>
    <meta:editing-cycles>8</meta:editing-cycles>
    <meta:generator>LibreOffice/7.3.7.2$Linux_X86_64 LibreOffice_project/30$Build-2</meta:generator>
    <meta:document-statistic meta:object-count="310"/>
  </office:meta>
</office:document-meta>
</file>